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06000002C1AAFC4B9E.png" manifest:media-type="image/png"/>
  <manifest:file-entry manifest:full-path="Pictures/10000000000003DE000001A2E2B0E2BF.png" manifest:media-type="image/png"/>
  <manifest:file-entry manifest:full-path="Pictures/100000000000022F000002A9CB62C2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automatic-styles>
    <style:style style:name="P1" style:family="paragraph" style:parent-style-name="Normal" style:master-page-name="MP0">
      <style:paragraph-properties style:page-number="auto" fo:break-before="page"/>
    </style:style>
    <style:style style:name="P2" style:family="paragraph" style:parent-style-name="Normal">
      <style:paragraph-properties fo:text-indent="0.5in" style:auto-text-indent="false"/>
    </style:style>
    <style:style style:name="P3" style:family="paragraph" style:parent-style-name="Normal">
      <style:paragraph-properties fo:margin-left="0.5in">
        <style:tab-stops/>
      </style:paragraph-properties>
    </style:style>
    <style:style style:name="P4" style:family="paragraph" style:parent-style-name="Normal">
      <style:text-properties officeooo:rsid="001b994a" officeooo:paragraph-rsid="001b994a"/>
    </style:style>
    <style:style style:name="P5" style:family="paragraph" style:parent-style-name="Normal">
      <style:text-properties officeooo:rsid="001cf5a3" officeooo:paragraph-rsid="001cf5a3"/>
    </style:style>
    <style:style style:name="P6" style:family="paragraph" style:parent-style-name="Normal">
      <style:text-properties style:text-underline-style="solid" style:text-underline-width="auto" style:text-underline-color="font-color" officeooo:rsid="001cf5a3" officeooo:paragraph-rsid="001cf5a3"/>
    </style:style>
    <style:style style:name="P7" style:family="paragraph" style:parent-style-name="Normal" style:list-style-name="L1">
      <style:text-properties fo:font-size="11pt" style:text-underline-style="none" officeooo:rsid="001e2fc1" officeooo:paragraph-rsid="001e2fc1" style:font-size-asian="9.60000038146973pt" style:font-size-complex="11pt"/>
    </style:style>
    <style:style style:name="P8" style:family="paragraph" style:parent-style-name="Normal">
      <style:text-properties fo:font-size="12pt" style:text-underline-style="solid" style:text-underline-width="auto" style:text-underline-color="font-color" officeooo:rsid="001e2fc1" officeooo:paragraph-rsid="001e2fc1" style:font-size-asian="12pt" style:font-size-complex="12pt"/>
    </style:style>
    <style:style style:name="P9" style:family="paragraph" style:parent-style-name="Normal" style:list-style-name="L2">
      <style:text-properties fo:font-size="11pt" style:text-underline-style="none" officeooo:rsid="001e2fc1" officeooo:paragraph-rsid="001e2fc1" style:font-size-asian="9.60000038146973pt" style:font-size-complex="11pt"/>
    </style:style>
    <style:style style:name="P10" style:family="paragraph" style:parent-style-name="Normal">
      <style:text-properties officeooo:rsid="000456c6" officeooo:paragraph-rsid="000456c6"/>
    </style:style>
    <style:style style:name="P11" style:family="paragraph" style:parent-style-name="Normal">
      <style:text-properties fo:font-size="11pt" officeooo:rsid="00237d14" officeooo:paragraph-rsid="00237d14" style:font-size-asian="9.60000038146973pt" style:font-size-complex="11pt"/>
    </style:style>
    <style:style style:name="P12" style:family="paragraph" style:parent-style-name="Normal">
      <style:text-properties fo:font-size="11pt" officeooo:rsid="00252de1" officeooo:paragraph-rsid="00252de1" style:font-size-asian="9.60000038146973pt" style:font-size-complex="11pt"/>
    </style:style>
    <style:style style:name="P13" style:family="paragraph" style:parent-style-name="Normal">
      <style:text-properties fo:font-size="11pt" officeooo:rsid="002572ae" officeooo:paragraph-rsid="002572ae" style:font-size-asian="9.60000038146973pt" style:font-size-complex="11pt"/>
    </style:style>
    <style:style style:name="P14" style:family="paragraph" style:parent-style-name="Normal">
      <style:text-properties fo:font-size="12pt" style:text-underline-style="solid" style:text-underline-width="auto" style:text-underline-color="font-color" officeooo:rsid="002572ae" officeooo:paragraph-rsid="002572ae" style:font-size-asian="10.5pt" style:font-size-complex="12pt"/>
    </style:style>
    <style:style style:name="P15" style:family="paragraph" style:parent-style-name="Normal" style:list-style-name="L3">
      <style:text-properties fo:font-size="11pt" style:text-underline-style="none" officeooo:rsid="002572ae" officeooo:paragraph-rsid="002572ae" style:font-size-asian="9.60000038146973pt" style:font-size-complex="11pt"/>
    </style:style>
    <style:style style:name="P16" style:family="paragraph" style:parent-style-name="Normal" style:list-style-name="L4">
      <style:text-properties fo:font-size="11pt" style:text-underline-style="none" officeooo:rsid="002572ae" officeooo:paragraph-rsid="002572ae" style:font-size-asian="9.60000038146973pt" style:font-size-complex="11pt"/>
    </style:style>
    <style:style style:name="P17" style:family="paragraph" style:parent-style-name="Normal">
      <style:text-properties officeooo:rsid="00116f76" officeooo:paragraph-rsid="00116f76"/>
    </style:style>
    <style:style style:name="P18" style:family="paragraph" style:parent-style-name="Normal">
      <style:text-properties officeooo:rsid="0019c38a" officeooo:paragraph-rsid="0019c38a"/>
    </style:style>
    <style:style style:name="P19" style:family="paragraph" style:parent-style-name="Normal">
      <style:text-properties officeooo:rsid="002c0bcb" officeooo:paragraph-rsid="002c0bcb"/>
    </style:style>
    <style:style style:name="P20" style:family="paragraph" style:parent-style-name="Normal">
      <style:text-properties officeooo:rsid="000cb5c8" officeooo:paragraph-rsid="000cb5c8"/>
    </style:style>
    <style:style style:name="P21" style:family="paragraph" style:parent-style-name="Normal" style:list-style-name="L5">
      <style:text-properties fo:font-size="11pt" officeooo:rsid="000ba6ad" officeooo:paragraph-rsid="000ba6ad" style:font-size-asian="9.60000038146973pt" style:font-size-complex="11pt"/>
    </style:style>
    <style:style style:name="P22" style:family="paragraph" style:parent-style-name="Normal" style:list-style-name="L5">
      <style:text-properties fo:font-size="11pt" officeooo:rsid="000cb5c8" officeooo:paragraph-rsid="000cb5c8" style:font-size-asian="9.60000038146973pt" style:font-size-complex="11pt"/>
    </style:style>
    <style:style style:name="P23" style:family="paragraph" style:parent-style-name="Normal" style:list-style-name="L5">
      <style:text-properties fo:font-size="11pt" officeooo:rsid="0012f0b1" officeooo:paragraph-rsid="0012f0b1" style:font-size-asian="9.60000038146973pt" style:font-size-complex="11pt"/>
    </style:style>
    <style:style style:name="P24" style:family="paragraph" style:parent-style-name="Normal">
      <style:text-properties fo:font-size="11pt" officeooo:rsid="000cb5c8" officeooo:paragraph-rsid="000cb5c8" style:font-size-asian="9.60000038146973pt" style:font-size-complex="11pt"/>
    </style:style>
    <style:style style:name="P25" style:family="paragraph" style:parent-style-name="Normal">
      <style:text-properties officeooo:rsid="000cf85d" officeooo:paragraph-rsid="000cf85d"/>
    </style:style>
    <style:style style:name="P26" style:family="paragraph" style:parent-style-name="Normal">
      <style:text-properties officeooo:rsid="0012f0b1" officeooo:paragraph-rsid="0012f0b1"/>
    </style:style>
    <style:style style:name="P27" style:family="paragraph" style:parent-style-name="Normal" style:list-style-name="L6">
      <style:text-properties fo:font-size="11pt" style:text-underline-style="none" officeooo:rsid="0009d1af" officeooo:paragraph-rsid="0009d1af" style:font-size-asian="11pt" style:font-size-complex="11pt"/>
    </style:style>
    <style:style style:name="P28" style:family="paragraph" style:parent-style-name="Normal" style:list-style-name="L6">
      <style:text-properties fo:font-size="11pt" style:text-underline-style="none" officeooo:rsid="000a0916" officeooo:paragraph-rsid="000a0916" style:font-size-asian="11pt" style:font-size-complex="11pt"/>
    </style:style>
    <style:style style:name="P29" style:family="paragraph" style:parent-style-name="Normal" style:list-style-name="L6">
      <style:text-properties fo:font-size="11pt" style:text-underline-style="none" officeooo:rsid="0012f0b1" officeooo:paragraph-rsid="0012f0b1" style:font-size-asian="11pt" style:font-size-complex="11pt"/>
    </style:style>
    <style:style style:name="P30" style:family="paragraph" style:parent-style-name="Normal">
      <style:text-properties fo:font-size="11pt" style:text-underline-style="none" officeooo:rsid="000a0916" officeooo:paragraph-rsid="000a0916" style:font-size-asian="11pt" style:font-size-complex="11pt"/>
    </style:style>
    <style:style style:name="P31" style:family="paragraph" style:parent-style-name="Normal">
      <style:text-properties fo:font-size="12pt" style:text-underline-style="none" officeooo:rsid="0012f0b1" officeooo:paragraph-rsid="0012f0b1" style:font-size-asian="10.5pt" style:font-size-complex="12pt"/>
    </style:style>
    <style:style style:name="P32" style:family="paragraph" style:parent-style-name="Normal">
      <style:text-properties officeooo:rsid="000a0916" officeooo:paragraph-rsid="000a0916"/>
    </style:style>
    <style:style style:name="P33" style:family="paragraph" style:parent-style-name="Normal" style:list-style-name="L7">
      <style:text-properties fo:font-size="11pt" officeooo:rsid="0013cd85" officeooo:paragraph-rsid="0013cd85" style:font-size-asian="9.60000038146973pt" style:font-size-complex="11pt"/>
    </style:style>
    <style:style style:name="P34" style:family="paragraph" style:parent-style-name="Normal" style:list-style-name="L7">
      <style:text-properties fo:font-size="11pt" officeooo:rsid="002a24dc" officeooo:paragraph-rsid="002a24dc" style:font-size-asian="9.60000038146973pt" style:font-size-complex="11pt"/>
    </style:style>
    <style:style style:name="P35" style:family="paragraph" style:parent-style-name="Normal" style:list-style-name="L6">
      <style:text-properties officeooo:rsid="000a0916" officeooo:paragraph-rsid="000a0916"/>
    </style:style>
    <style:style style:name="P36" style:family="paragraph" style:parent-style-name="Normal">
      <style:text-properties officeooo:rsid="002572ae" officeooo:paragraph-rsid="002572ae"/>
    </style:style>
    <style:style style:name="P37" style:family="paragraph" style:parent-style-name="Normal" style:list-style-name="L8">
      <style:text-properties fo:font-size="11pt" officeooo:rsid="0017cde5" officeooo:paragraph-rsid="0017cde5" style:font-size-asian="9.60000038146973pt" style:font-size-complex="11pt"/>
    </style:style>
    <style:style style:name="P38" style:family="paragraph" style:parent-style-name="Normal" style:list-style-name="L8">
      <style:text-properties fo:font-size="11pt" officeooo:rsid="002a24dc" officeooo:paragraph-rsid="002a24dc" style:font-size-asian="9.60000038146973pt" style:font-size-complex="11pt"/>
    </style:style>
    <style:style style:name="P39" style:family="paragraph" style:parent-style-name="Normal">
      <style:text-properties officeooo:rsid="002f7561" officeooo:paragraph-rsid="002f7561"/>
    </style:style>
    <style:style style:name="P40" style:family="paragraph" style:parent-style-name="Normal">
      <style:text-properties officeooo:rsid="00340aef" officeooo:paragraph-rsid="00340aef"/>
    </style:style>
    <style:style style:name="P41" style:family="paragraph" style:parent-style-name="Normal" style:list-style-name="L9">
      <style:text-properties officeooo:rsid="00340aef" officeooo:paragraph-rsid="00340aef"/>
    </style:style>
    <style:style style:name="P42" style:family="paragraph" style:parent-style-name="Normal" style:list-style-name="L10">
      <style:text-properties officeooo:rsid="0033e8c1" officeooo:paragraph-rsid="0033e8c1"/>
    </style:style>
    <style:style style:name="P43" style:family="paragraph" style:parent-style-name="Normal">
      <style:text-properties officeooo:rsid="00322ad6" officeooo:paragraph-rsid="00322ad6"/>
    </style:style>
    <style:style style:name="P44" style:family="paragraph" style:parent-style-name="Normal">
      <style:text-properties officeooo:rsid="00322ad6" officeooo:paragraph-rsid="00340aef"/>
    </style:style>
    <style:style style:name="P45" style:family="paragraph" style:parent-style-name="Normal">
      <style:text-properties officeooo:rsid="0037742d" officeooo:paragraph-rsid="0042c595"/>
    </style:style>
    <style:style style:name="P46" style:family="paragraph" style:parent-style-name="Normal">
      <style:text-properties officeooo:rsid="0044fc2b" officeooo:paragraph-rsid="0045b77c"/>
    </style:style>
    <style:style style:name="P47" style:family="paragraph" style:parent-style-name="Normal">
      <style:text-properties officeooo:rsid="0045b77c" officeooo:paragraph-rsid="0045b77c"/>
    </style:style>
    <style:style style:name="P48" style:family="paragraph" style:parent-style-name="Normal">
      <style:text-properties officeooo:rsid="0044fc2b" officeooo:paragraph-rsid="0044fc2b"/>
    </style:style>
    <style:style style:name="P49" style:family="paragraph" style:parent-style-name="Normal">
      <style:text-properties style:text-underline-style="solid" style:text-underline-width="auto" style:text-underline-color="font-color" officeooo:rsid="004ff59b" officeooo:paragraph-rsid="004ff59b"/>
    </style:style>
    <style:style style:name="P50" style:family="paragraph" style:parent-style-name="Normal">
      <style:text-properties officeooo:rsid="0042c595" officeooo:paragraph-rsid="004ec772"/>
    </style:style>
    <style:style style:name="P51" style:family="paragraph" style:parent-style-name="Normal">
      <style:text-properties officeooo:rsid="004ff59b" officeooo:paragraph-rsid="004ff59b"/>
    </style:style>
    <style:style style:name="P52" style:family="paragraph" style:parent-style-name="Normal">
      <style:text-properties officeooo:rsid="00417cbc" officeooo:paragraph-rsid="00417cbc"/>
    </style:style>
    <style:style style:name="P53" style:family="paragraph" style:parent-style-name="Normal">
      <style:text-properties officeooo:rsid="0044a0ad" officeooo:paragraph-rsid="0044a0ad"/>
    </style:style>
    <style:style style:name="P54" style:family="paragraph" style:parent-style-name="Normal">
      <style:text-properties officeooo:rsid="00461205" officeooo:paragraph-rsid="00461205"/>
    </style:style>
    <style:style style:name="P55" style:family="paragraph" style:parent-style-name="Normal">
      <style:text-properties officeooo:rsid="00479ec5" officeooo:paragraph-rsid="00479ec5"/>
    </style:style>
    <style:style style:name="P56" style:family="paragraph" style:parent-style-name="Normal">
      <style:text-properties officeooo:rsid="0047b08f" officeooo:paragraph-rsid="0047b08f"/>
    </style:style>
    <style:style style:name="P57" style:family="paragraph" style:parent-style-name="Normal" style:list-style-name="L11">
      <style:text-properties officeooo:rsid="0047b08f" officeooo:paragraph-rsid="0047b08f"/>
    </style:style>
    <style:style style:name="P58" style:family="paragraph" style:parent-style-name="Normal">
      <style:text-properties officeooo:rsid="00488fec" officeooo:paragraph-rsid="00488fec"/>
    </style:style>
    <style:style style:name="P59" style:family="paragraph" style:parent-style-name="Normal" style:list-style-name="L12">
      <style:text-properties officeooo:rsid="00488fec" officeooo:paragraph-rsid="00488fec"/>
    </style:style>
    <style:style style:name="P60" style:family="paragraph" style:parent-style-name="Normal">
      <style:text-properties officeooo:rsid="004af234" officeooo:paragraph-rsid="004af234"/>
    </style:style>
    <style:style style:name="P61" style:family="paragraph" style:parent-style-name="Normal">
      <style:text-properties officeooo:rsid="0047b08f" officeooo:paragraph-rsid="004af234"/>
    </style:style>
    <style:style style:name="P62" style:family="paragraph" style:parent-style-name="Normal">
      <style:text-properties officeooo:rsid="0052c5be" officeooo:paragraph-rsid="0052c5be"/>
    </style:style>
    <style:style style:name="P63" style:family="paragraph" style:parent-style-name="Normal">
      <style:text-properties fo:font-size="9pt" officeooo:rsid="0052c5be" officeooo:paragraph-rsid="0052c5be" style:font-size-asian="7.84999990463257pt" style:font-size-complex="9pt"/>
    </style:style>
    <style:style style:name="P64" style:family="paragraph" style:parent-style-name="Normal">
      <style:text-properties style:text-underline-style="solid" style:text-underline-width="auto" style:text-underline-color="font-color" officeooo:rsid="0052c5be" officeooo:paragraph-rsid="0052c5be"/>
    </style:style>
    <style:style style:name="P65" style:family="paragraph" style:parent-style-name="Normal">
      <style:text-properties officeooo:rsid="0050e73f" officeooo:paragraph-rsid="0050e73f"/>
    </style:style>
    <style:style style:name="P66" style:family="paragraph" style:parent-style-name="Normal">
      <style:text-properties officeooo:rsid="0052afc3" officeooo:paragraph-rsid="0052afc3"/>
    </style:style>
    <style:style style:name="P67" style:family="paragraph" style:parent-style-name="Normal">
      <style:text-properties officeooo:rsid="0052afc3" officeooo:paragraph-rsid="0050e73f"/>
    </style:style>
    <style:style style:name="P68" style:family="paragraph" style:parent-style-name="Normal">
      <style:text-properties style:text-underline-style="none" officeooo:rsid="0054cdf6" officeooo:paragraph-rsid="0054cdf6"/>
    </style:style>
    <style:style style:name="P69" style:family="paragraph" style:parent-style-name="Normal">
      <style:text-properties officeooo:paragraph-rsid="0054cdf6"/>
    </style:style>
    <style:style style:name="P70" style:family="paragraph" style:parent-style-name="Normal">
      <style:text-properties style:text-underline-style="solid" style:text-underline-width="auto" style:text-underline-color="font-color" officeooo:rsid="0052c5be" officeooo:paragraph-rsid="0054cdf6"/>
    </style:style>
    <style:style style:name="T1" style:family="text">
      <style:text-properties officeooo:rsid="00116f76"/>
    </style:style>
    <style:style style:name="T2" style:family="text">
      <style:text-properties officeooo:rsid="002dfb5b"/>
    </style:style>
    <style:style style:name="T3" style:family="text">
      <style:text-properties officeooo:rsid="0009d1af"/>
    </style:style>
    <style:style style:name="T4" style:family="text">
      <style:text-properties officeooo:rsid="001b994a"/>
    </style:style>
    <style:style style:name="T5" style:family="text">
      <style:text-properties officeooo:rsid="001cf5a3"/>
    </style:style>
    <style:style style:name="T6" style:family="text">
      <style:text-properties officeooo:rsid="00237d14"/>
    </style:style>
    <style:style style:name="T7" style:family="text">
      <style:text-properties officeooo:rsid="002572ae"/>
    </style:style>
    <style:style style:name="T8" style:family="text">
      <style:text-properties officeooo:rsid="0024c364"/>
    </style:style>
    <style:style style:name="T9" style:family="text">
      <style:text-properties officeooo:rsid="00321b0a"/>
    </style:style>
    <style:style style:name="T10" style:family="text">
      <style:text-properties style:text-position="super 58%"/>
    </style:style>
    <style:style style:name="T11" style:family="text">
      <style:text-properties officeooo:rsid="000ba6ad"/>
    </style:style>
    <style:style style:name="T12" style:family="text">
      <style:text-properties officeooo:rsid="000cf85d"/>
    </style:style>
    <style:style style:name="T13" style:family="text">
      <style:text-properties officeooo:rsid="000cb5c8"/>
    </style:style>
    <style:style style:name="T14" style:family="text">
      <style:text-properties officeooo:rsid="0012f0b1"/>
    </style:style>
    <style:style style:name="T15" style:family="text">
      <style:text-properties officeooo:rsid="000a0916"/>
    </style:style>
    <style:style style:name="T16" style:family="text">
      <style:text-properties officeooo:rsid="00205718"/>
    </style:style>
    <style:style style:name="T17" style:family="text">
      <style:text-properties officeooo:rsid="000ef4c3"/>
    </style:style>
    <style:style style:name="T18" style:family="text">
      <style:text-properties officeooo:rsid="0013cd85"/>
    </style:style>
    <style:style style:name="T19" style:family="text">
      <style:text-properties officeooo:rsid="0026b7aa"/>
    </style:style>
    <style:style style:name="T20" style:family="text">
      <style:text-properties officeooo:rsid="00283840"/>
    </style:style>
    <style:style style:name="T21" style:family="text">
      <style:text-properties officeooo:rsid="002c0bcb"/>
    </style:style>
    <style:style style:name="T22" style:family="text">
      <style:text-properties officeooo:rsid="002a24dc"/>
    </style:style>
    <style:style style:name="T23" style:family="text">
      <style:text-properties officeooo:rsid="002cabc8"/>
    </style:style>
    <style:style style:name="T24" style:family="text">
      <style:text-properties officeooo:rsid="00340aef"/>
    </style:style>
    <style:style style:name="T25" style:family="text">
      <style:text-properties officeooo:rsid="0037742d"/>
    </style:style>
    <style:style style:name="T26" style:family="text">
      <style:text-properties officeooo:rsid="0045b77c"/>
    </style:style>
    <style:style style:name="T27" style:family="text">
      <style:text-properties officeooo:rsid="004ec772"/>
    </style:style>
    <style:style style:name="T28" style:family="text">
      <style:text-properties officeooo:rsid="00461205"/>
    </style:style>
    <style:style style:name="T29" style:family="text">
      <style:text-properties officeooo:rsid="0042c595"/>
    </style:style>
    <style:style style:name="T30" style:family="text">
      <style:text-properties officeooo:rsid="004ff59b"/>
    </style:style>
    <style:style style:name="T31" style:family="text">
      <style:text-properties officeooo:rsid="0044a0ad"/>
    </style:style>
    <style:style style:name="T32" style:family="text">
      <style:text-properties officeooo:rsid="0044fc2b"/>
    </style:style>
    <style:style style:name="T33" style:family="text">
      <style:text-properties officeooo:rsid="00488fec"/>
    </style:style>
    <style:style style:name="T34" style:family="text">
      <style:text-properties fo:font-size="9pt" officeooo:rsid="004ff59b" style:font-size-asian="7.84999990463257pt" style:font-size-complex="9pt"/>
    </style:style>
    <style:style style:name="T35" style:family="text">
      <style:text-properties officeooo:rsid="004c1fe4"/>
    </style:style>
    <style:style style:name="T36" style:family="text">
      <style:text-properties fo:font-size="9pt" style:font-size-asian="7.84999990463257pt" style:font-size-complex="9pt"/>
    </style:style>
    <style:style style:name="T37" style:family="text">
      <style:text-properties officeooo:rsid="0052c5be"/>
    </style:style>
    <style:style style:name="T38" style:family="text">
      <style:text-properties style:text-underline-style="none" officeooo:rsid="0054cdf6"/>
    </style:style>
    <style:style style:name="T39" style:family="text">
      <style:text-properties officeooo:rsid="005627c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tab/>Analysis</text:p>
      <text:p text:style-name="Normal"><text:tab/>1.1<text:tab/>Introduction</text:p>
      <text:p text:style-name="Normal"><text:tab/>1.2<text:tab/>Background</text:p>
      <text:p text:style-name="Normal"><text:tab/>1.3<text:tab/>Current Solution</text:p>
      <text:p text:style-name="Normal"><text:tab/><text:span text:style-name="T1">1.4<text:tab/>Prospective Users</text:span></text:p>
      <text:p text:style-name="Normal"><text:tab/>1.<text:span text:style-name="T1">5</text:span><text:tab/>User Requirements</text:p>
      <text:p text:style-name="Normal"><text:tab/>1.<text:span text:style-name="T1">6</text:span><text:tab/>Objectives</text:p>
      <text:p text:style-name="Normal"><text:tab/><text:tab/><text:span text:style-name="T2">1.6.1</text:span></text:p>
      <text:p text:style-name="Normal"><text:tab/><text:tab/><text:span text:style-name="T2">1.6.2</text:span></text:p>
      <text:p text:style-name="Normal"><text:tab/><text:tab/><text:span text:style-name="T2">1.6.3</text:span></text:p>
      <text:p text:style-name="Normal"><text:tab/>1.<text:span text:style-name="T1">7</text:span><text:tab/>Acceptable Limits</text:p>
      <text:p text:style-name="Normal"><text:tab/>1.<text:span text:style-name="T1">8</text:span><text:tab/>Programming Languages</text:p>
      <text:p text:style-name="Normal">2<text:tab/>Documented Design</text:p>
      <text:p text:style-name="Normal">3<text:tab/>Technical <office:annotation loext:resolved="false"><dc:creator>Unknown Author</dc:creator><dc:date>2026-02-19T20:07:00.131607798</dc:date><text:p text:style-name="Comment">Don’t like how ive formatted this preplanned the formatting for this section</text:p></office:annotation>Solution</text:p>
      <text:p text:style-name="Normal"><text:tab/>3.1<text:tab/>Server-side</text:p>
      <text:p text:style-name="Normal"><text:tab/><text:tab/>3.1.1<text:tab/>sever.py</text:p>
      <text:p text:style-name="Normal"><text:tab/><text:tab/>3.1.2<text:tab/>keyCreator.py</text:p>
      <text:p text:style-name="Normal"><text:tab/>3.2<text:tab/>Client-side</text:p>
      <text:p text:style-name="Normal"><text:tab/><text:tab/>3.2.1<text:tab/>graphicsMath</text:p>
      <text:p text:style-name="Normal"><text:tab/><text:tab/><text:tab/>3.2.1.1<text:tab/><text:tab/>graphicsMath.h</text:p>
      <text:p text:style-name="Normal"><text:tab/><text:tab/><text:tab/>3.2.1.2<text:tab/><text:tab/>graphicsMath.cpp</text:p>
      <text:p text:style-name="Normal"><text:tab/><text:tab/>3.2.2<text:tab/>graphicsHandler</text:p>
      <text:p text:style-name="Normal"><text:tab/><text:tab/><text:tab/>3.2.2.1<text:tab/><text:tab/>graphicsHandler.h</text:p>
      <text:p text:style-name="Normal"><text:tab/><text:tab/><text:tab/>3.2.2.2<text:tab/><text:tab/>graphicsMath.cpp</text:p>
      <text:p text:style-name="P2"><text:tab/>3.2.3<text:tab/>hashtable</text:p>
      <text:p text:style-name="P2"><text:tab/><text:tab/>3.2.3.1<text:tab/><text:tab/>hashtable.h</text:p>
      <text:p text:style-name="P2"><text:soft-page-break/><text:tab/><text:tab/>3.2.3.2<text:tab/><text:tab/>hashtable.cpp</text:p>
      <text:p text:style-name="P3"><text:tab/>3.2.4<text:tab/>fileHandler</text:p>
      <text:p text:style-name="P3"><text:tab/><text:tab/>3.2.4.1<text:tab/><text:tab/>fileHandler.h</text:p>
      <text:p text:style-name="P3"><text:tab/><text:tab/>3.2.4.2<text:tab/><text:tab/>fileHandler.cpp</text:p>
      <text:p text:style-name="P2"><text:tab/>3.2.5<text:tab/>licenseChecker</text:p>
      <text:p text:style-name="P2"><text:tab/><text:tab/>3.2.5.1<text:tab/><text:tab/>licenseChecker.h</text:p>
      <text:p text:style-name="P2"><text:tab/><text:tab/>3.2.5.2<text:tab/><text:tab/>licenseChecker.cpp</text:p>
      <text:p text:style-name="P3"><text:tab/>3.2.6<text:tab/>main.cpp</text:p>
      <text:p text:style-name="Normal">4<text:tab/>Testing</text:p>
      <text:p text:style-name="Normal">5<text:tab/>Evaluatio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text:p text:style-name="Normal"/>
      <text:p text:style-name="Normal"/>
      <text:p text:style-name="Normal"/>
      <text:p text:style-name="Normal"/>
      <text:p text:style-name="Normal"/>
      <text:p text:style-name="Normal">1<text:tab/>Analysis</text:p>
      <text:p text:style-name="Normal"><text:tab/>1.1<text:tab/>Introduction</text:p>
      <text:p text:style-name="Normal"/>
      <text:p text:style-name="Normal">3D graphics has always been a highly researched topic, as it allows for tangible visual output to the user, paving the way for CAD software, physics simulators and video games. My investigation aims to create an application that allows developers to render 3D geometry through files that specify an <text:bookmark-start text:name="_Int_hGDptXgd"/>objects vertices<text:bookmark-end text:name="_Int_hGDptXgd"/> while having the ability to build more functionality on top of this.</text:p>
      <text:p text:style-name="Normal"/>
      <text:p text:style-name="Normal"><text:tab/>1.2<text:tab/>Background</text:p>
      <text:p text:style-name="Normal"/>
      <text:p text:style-name="Normal">Many applications use 3D graphics, and some of the companies may choose to build their own framework, with others using a pre-existing framework. Typically, a graphics API is used as this means the GPU is utilised, as hardware manufacturers specifically design their device drivers to support the three main graphics API. These are Vulkan, OpenGL and DirectX. They all work in a similar way. The vertices specifying the object to be rendered will go through stages in the graphics pipeline, with some of these stages being programmable using shader languages. These give graphics developers access to the vertex, tessellation, geometry and fragment shaders while abstracting away the parts graphics developers wouldn’t need to use. The shader language for Vulkan and OpenGL is GLSL, while DirectX uses HLSL. My investigation will use OpenGL with <text:soft-page-break/>GLSL, as DirectX and HLSL are owned by Microsoft, so it only works on Windows platforms, and I believe Vulkan is too verbose for the investigations needs.</text:p>
      <text:p text:style-name="Normal"/>
      <text:p text:style-name="Normal"><text:tab/>1.3<text:tab/> Current Solutions</text:p>
      <text:p text:style-name="Normal"><text:tab/><text:tab/><text:span text:style-name="T3">1.3.1<text:tab/></text:span>Unity</text:p>
      <text:p text:style-name="Normal"><text:a xlink:type="simple" xlink:href="https://unity.com/" text:style-name="Internet_20_link" text:visited-style-name="Visited_20_Internet_20_Link"><text:span text:style-name="T4">unity.com</text:span></text:a></text:p>
      <text:p text:style-name="P4">Unity is the one of the most popular game development engine, with almost 60% of all games released being built using unity, as of 2018. <text:span text:style-name="T5">However, although unity is marketed as a game engine, developers </text:span><text:span text:style-name="T6">can </text:span><text:span text:style-name="T5">use it for other </text:span><text:span text:style-name="T6">applications </text:span><text:span text:style-name="T5">as well.</text:span></text:p>
      <text:p text:style-name="P4">Unity has built in 3D graphics, supporting custom shaders written in either GLSL or HLSL. <text:span text:style-name="T5">It also has many required features already built into the engine, so developers don’t have to spend their time creating and optimising basic infrastructure for their applications</text:span></text:p>
      <text:p text:style-name="P5">Unity is both free and intuitive to use <text:span text:style-name="T7">as it has a well designed GUI.</text:span> This attracts a lot of hobby game developers as it means they don’t have to spend much time researching how to use this platform and they don’t have to spend money to just develop games. This is part of why unity is so popular.</text:p>
      <text:p text:style-name="P5"/>
      <text:p text:style-name="P6">Advantages</text:p>
      <text:list text:style-name="L1">
        <text:list-item>
          <text:p text:style-name="P7">Free for hobby developers</text:p>
        </text:list-item>
        <text:list-item>
          <text:p text:style-name="P7">Easy to use</text:p>
        </text:list-item>
        <text:list-item>
          <text:p text:style-name="P7">Built in physics engine and camera</text:p>
        </text:list-item>
        <text:list-item>
          <text:p text:style-name="P7">Custom shader support</text:p>
        </text:list-item>
        <text:list-item>
          <text:p text:style-name="P7">2D and 3D support</text:p>
        </text:list-item>
      </text:list>
      <text:p text:style-name="P8">Disadvantages</text:p>
      <text:list text:style-name="L2">
        <text:list-item>
          <text:p text:style-name="P9">Unity watermark on compiled games</text:p>
        </text:list-item>
        <text:list-item>
          <text:p text:style-name="P9">Paid for games that make a certain revenue</text:p>
        </text:list-item>
        <text:list-item>
          <text:p text:style-name="P9">Proprietary</text:p>
        </text:list-item>
      </text:list>
      <text:p text:style-name="P5"><text:soft-page-break/></text:p>
      <text:p text:style-name="P10"/>
      <text:p text:style-name="P10"/>
      <text:p text:style-name="P10"/>
      <text:p text:style-name="Normal"><text:tab/><text:tab/><text:span text:style-name="T3">1.3.2<text:tab/></text:span><text:span text:style-name="T6">OGRE</text:span></text:p>
      <text:p text:style-name="Normal"><text:a xlink:type="simple" xlink:href="https://www.ogre3d.org/" text:style-name="Internet_20_link" text:visited-style-name="Visited_20_Internet_20_Link"><text:span text:style-name="T6">ogre3d.org</text:span></text:a></text:p>
      <text:p text:style-name="P11">OGRE is an open-source graphics engine that gives developers the option to build custom 3D applications without boxing themselves in to a real-time game engine. <text:span text:style-name="T8">It acts as an API that developers can use to avoid writing their own OpenGL application.</text:span></text:p>
      <text:p text:style-name="P12">OGRE is designed to allow developers to use their own shaders, however it still has default shaders if the developer doesn’t need to write custom shaders. It supports both HLSL and GLSL, however it also has its own shading language, Cg, which serves as a system agnostic shading language for either DirectX or OpenGL / Vulkan systems. This makes it very cross platform, working for Mac, Windows and Linux systems.</text:p>
      <text:p text:style-name="P13">OGRE is an API, so it doesn’t have a GUI to see features with, forcing developers to read through many pages of documentation to learn how to use it. However, this makes OGRE a very powerful tool, with developers being able to use it for a lot more solutions than a traditional game engine.</text:p>
      <text:p text:style-name="P13">However, OGRE does use <text:span text:style-name="T9">the </text:span>assimp <text:span text:style-name="T9">library</text:span> for its texture loading which has been known to have security issues.</text:p>
      <text:p text:style-name="P13"/>
      <text:p text:style-name="P14">Advantages</text:p>
      <text:list text:style-name="L3">
        <text:list-item>
          <text:p text:style-name="P15">Open-source</text:p>
        </text:list-item>
        <text:list-item>
          <text:p text:style-name="P15">Versatile</text:p>
        </text:list-item>
        <text:list-item>
          <text:p text:style-name="P15">Agnostic shader support</text:p>
        </text:list-item>
        <text:list-item>
          <text:p text:style-name="P15">Free for anyone</text:p>
        </text:list-item>
        <text:list-item>
          <text:p text:style-name="P15">Lightweight API</text:p>
        </text:list-item>
      </text:list>
      <text:p text:style-name="P14">Disadvantages</text:p>
      <text:list text:style-name="L4">
        <text:list-item>
          <text:p text:style-name="P16">Not intuitive</text:p>
        </text:list-item>
        <text:list-item>
          <text:p text:style-name="P16">No 2D support</text:p>
        </text:list-item>
        <text:list-item>
          <text:p text:style-name="P16"><text:soft-page-break/>Potential securit<office:annotation loext:resolved="false"><dc:creator>Unknown Author</dc:creator><dc:date>2026-02-20T19:41:12.911523620</dc:date><text:p text:style-name="Comment">Personally, I don’t really like this point but if I can’t think of anything better it will have to do</text:p></office:annotation>y issues</text:p>
        </text:list-item>
      </text:list>
      <text:p text:style-name="Normal"/>
      <text:p text:style-name="Normal"/>
      <text:p text:style-name="Normal"><text:tab/><text:tab/><text:span text:style-name="T6">1.3.3<text:tab/>Unr</text:span><text:span text:style-name="T6"><office:annotation loext:resolved="false"><dc:creator>Unknown Author</dc:creator><dc:date>2026-02-20T19:25:04.446514055</dc:date><text:p text:style-name="Comment">Might want to add a 3<text:span text:style-name="T10">rd</text:span> current solution to pad out the analysis</text:p></office:annotation></text:span><text:span text:style-name="T6">eal Engine</text:span></text:p>
      <text:p text:style-name="P17"/>
      <text:p text:style-name="P17"><text:tab/>1.4<text:tab/> <text:s/>Prospec<office:annotation loext:resolved="false"><dc:creator>Unknown Author</dc:creator><dc:date>2026-02-20T15:47:02.669090702</dc:date><text:p text:style-name="Comment">Might want to remove this section??</text:p></office:annotation>tive Users</text:p>
      <text:p text:style-name="P17"/>
      <text:p text:style-name="P18">The audience I plan to cater for is developers looking for a preliminary, open-source graphics engine, so that they can build a 3D application on top of it.</text:p>
      <text:p text:style-name="P18"/>
      <text:p text:style-name="Normal"><text:tab/>1.<text:span text:style-name="T1">5</text:span><text:tab/> <text:s/>User Req<office:annotation loext:resolved="false"><dc:creator>Unknown Author</dc:creator><dc:date>2026-02-20T15:47:09.160233107</dc:date><text:p text:style-name="Comment">Need to finish</text:p></office:annotation>uirements</text:p>
      <text:p text:style-name="P19"/>
      <text:p text:style-name="Normal"><text:tab/>1.<text:span text:style-name="T1">6</text:span><text:tab/> <text:s/>Objectives</text:p>
      <text:p text:style-name="Normal"><text:tab/><text:tab/><text:span text:style-name="T11">1.5.1<text:tab/>Initial Objectives</text:span></text:p>
      <text:p text:style-name="Normal"/>
      <text:p text:style-name="P20">These are a list of loose objectives <text:span text:style-name="T12">I will follow during the course of my project:</text:span></text:p>
      <text:p text:style-name="P20"/>
      <text:list text:style-name="L5">
        <text:list-item>
          <text:list>
            <text:list-item>
              <text:p text:style-name="P21">A window to display a scene</text:p>
            </text:list-item>
            <text:list-item>
              <text:p text:style-name="P21"><text:span text:style-name="T13">S</text:span>cene<text:span text:style-name="T13">s</text:span> can contain any amount of meshes</text:p>
            </text:list-item>
            <text:list-item>
              <text:p text:style-name="P22">Performance of the application is good enough that movement seems smooth</text:p>
            </text:list-item>
            <text:list-item>
              <text:p text:style-name="P22">Meshes can be given various colours and textures</text:p>
            </text:list-item>
            <text:list-item>
              <text:p text:style-name="P23">Meshes can be any shape / model</text:p>
            </text:list-item>
            <text:list-item>
              <text:p text:style-name="P21">Users can interact <text:span text:style-name="T13">and change </text:span>scene<text:span text:style-name="T13">s</text:span></text:p>
            </text:list-item>
            <text:list-item>
              <text:p text:style-name="P21">The application can verify that a user ‘<text:span text:style-name="T13">owns’ it</text:span></text:p>
            </text:list-item>
            <text:list-item>
              <text:p text:style-name="P22">Debugging features</text:p>
            </text:list-item>
          </text:list>
        </text:list-item>
      </text:list>
      <text:p text:style-name="P24"/>
      <text:p text:style-name="P24"><text:soft-page-break/></text:p>
      <text:p text:style-name="P24"/>
      <text:p text:style-name="P24"/>
      <text:p text:style-name="P24"/>
      <text:p text:style-name="P24"/>
      <text:p text:style-name="P24"/>
      <text:p text:style-name="Normal"><text:tab/><text:tab/><text:span text:style-name="T11">1.5.2<text:tab/>Final Objectives</text:span></text:p>
      <text:p text:style-name="Normal"/>
      <text:p text:style-name="P25">These final objectives are more specific project and in-depth requirements:</text:p>
      <text:p text:style-name="P25"/>
      <text:p text:style-name="P26">Application</text:p>
      <text:list text:style-name="L6">
        <text:list-item>
          <text:p text:style-name="P27">The ability t<text:span text:style-name="T14">o create meshes and render these meshes from files that specify the all the vertices in the model</text:span></text:p>
        </text:list-item>
        <text:list-item>
          <text:p text:style-name="P27">The ability to control the position, orientation and size of the mesh programmatically</text:p>
        </text:list-item>
        <text:list-item>
          <text:p text:style-name="P27">The ability to move <text:span text:style-name="T15">and rotate the entire rendered scene <text:s/></text:span><text:span text:style-name="T14">in real time </text:span><text:span text:style-name="T15">to emulate a camera</text:span></text:p>
        </text:list-item>
        <text:list-item>
          <text:p text:style-name="P28">The ability for meshes to use and switch between various shader programs</text:p>
        </text:list-item>
        <text:list-item>
          <text:p text:style-name="P29">The ability to colour and texture meshes with any image or colour.</text:p>
        </text:list-item>
        <text:list-item>
          <text:p text:style-name="P28">Lighting model</text:p>
        </text:list-item>
        <text:list-item>
          <text:p text:style-name="P28">Live FPS counter</text:p>
        </text:list-item>
        <text:list-item>
          <text:p text:style-name="P29">Wireframe mode to see if models are loaded correctly</text:p>
        </text:list-item>
        <text:list-item>
          <text:p text:style-name="P29">No-lighting mode to see if lighting is being applied correctly</text:p>
        </text:list-item>
        <text:list-item>
          <text:p text:style-name="P28">The <text:span text:style-name="T16">application</text:span> to <text:span text:style-name="T16">run at</text:span> <text:span text:style-name="T16">at least </text:span>24 <text:span text:style-name="T16">FPS</text:span> so <text:span text:style-name="T16">movement appears to be smooth</text:span></text:p>
        </text:list-item>
      </text:list>
      <text:p text:style-name="P30"/>
      <text:p text:style-name="P31">User ownership verification</text:p>
      <text:list xml:id="list223238692755825" text:continue-numbering="true" text:style-name="L6">
        <text:list-item>
          <text:p text:style-name="P28">Client-server model for user license verification</text:p>
        </text:list-item>
        <text:list-item>
          <text:p text:style-name="P28">Database to store licenses and any associated data</text:p>
        </text:list-item>
        <text:list-item>
          <text:p text:style-name="P28"><text:soft-page-break/>The ability to generate random, unique licenses</text:p>
        </text:list-item>
      </text:list>
      <text:p text:style-name="P32"/>
      <text:p text:style-name="P32"/>
      <text:p text:style-name="P32"><text:tab/><text:tab/><text:span text:style-name="T17">1.5.3<text:tab/>Extension Objectives</text:span></text:p>
      <text:p text:style-name="P32"/>
      <text:p text:style-name="P26"><text:span text:style-name="T7">I have also thought of a </text:span>list of objectives <text:span text:style-name="T18">that would </text:span><text:span text:style-name="T7">increase the solution effectiveness, but are not necessary for the projects success.</text:span></text:p>
      <text:p text:style-name="P26"/>
      <text:list text:style-name="L7">
        <text:list-item>
          <text:p text:style-name="P33">Physics simulation</text:p>
        </text:list-item>
        <text:list-item>
          <text:p text:style-name="P34">Syncing the graphics engines FPS to the monitors refresh rate</text:p>
        </text:list-item>
        <text:list-item>
          <text:p text:style-name="P34">Blending edge pixels with background pixels to make mesh edges appear smoother</text:p>
        </text:list-item>
        <text:list-item>
          <text:p text:style-name="P33">Anti-piracy measures</text:p>
        </text:list-item>
        <text:list-item>
          <text:p text:style-name="P34">Animation support</text:p>
        </text:list-item>
      </text:list>
      <text:list text:continue-list="list223238692755825" text:style-name="L6">
        <text:list-header>
          <text:p text:style-name="P35"/>
        </text:list-header>
      </text:list>
      <text:p text:style-name="Normal"><text:tab/>1.<text:span text:style-name="T1">7</text:span><text:tab/> <text:s/>Acceptable Limits</text:p>
      <text:p text:style-name="Normal"/>
      <text:p text:style-name="P36">These features would normally be required in a genuine product, how<text:span text:style-name="T19">ever, </text:span><text:span text:style-name="T20">f</text:span><text:span text:style-name="T19">or this project, </text:span><text:span text:style-name="T20">I have deemed</text:span><text:span text:style-name="T19"> t</text:span><text:span text:style-name="T20">hese objectives fall outside of the scope of it for various reasons.</text:span></text:p>
      <text:list text:style-name="L8">
        <text:list-item>
          <text:p text:style-name="P37">Support for multiple image and mesh file types. <text:span text:style-name="T20">Normally 3D modellers and artists work with many different file types when creating their meshes and textures, which all require different methods of extracting the data. This would be a huge waste of time as once the </text:span><text:span text:style-name="T21">data is extracted from the file, it is used in the exact same way.</text:span></text:p>
        </text:list-item>
        <text:list-item>
          <text:p text:style-name="P37">A way to obtain licenses. <text:span text:style-name="T20">Customers should have a way to buy licenses otherwise the product is worthless. This would require creating a website </text:span><text:span text:style-name="T22">then</text:span><text:span text:style-name="T20"> implementing a payment gateway, which typically costs money </text:span><text:span text:style-name="T22">and would also prove difficult to debug.</text:span></text:p>
        </text:list-item>
        <text:list-item>
          <text:p text:style-name="P38"><text:soft-page-break/>Server verification daemon being hosted on a cloud server. For users to be able to verify, the server-side verification daemon would need to be hosted on a server accessible on the internet. Self hosting would require me to open home network ports to the internet, which could prove to be risky and hosting on a cloud server costs money.</text:p>
        </text:list-item>
      </text:list>
      <text:p text:style-name="Normal"/>
      <text:p text:style-name="Normal"><text:tab/>1.<text:span text:style-name="T1">8</text:span><text:tab/> <text:s/>Programming Languages</text:p>
      <text:p text:style-name="Normal"/>
      <text:p text:style-name="Normal">I believe for the client-side, C++ will be the best language to use. This is because C++ is a compiled language and is designed to create fast programs over everything else, making it a good choice for this project as being able to render frames quickly is imperative. The OpenGL API also natively supports C++, meaning I need to use less libraries, making the client-side program take up less storage, improving the user experience.</text:p>
      <text:p text:style-name="Normal">For the server-side, I’ve decided to use python. Python is a language I’m already quite familiar with. <text:span text:style-name="T23">Python also abstracts many elements,</text:span> this makes creating python applications <text:span text:style-name="T23">much quicker than in another language.</text:span> The speed of the server-side program is also not critical, <text:span text:style-name="T23">neither is the security.</text:span> <text:span text:style-name="T23">This makes</text:span> python attra<office:annotation loext:resolved="false"><dc:creator>Unknown Author</dc:creator><dc:date>2026-02-19T20:07:32.146589932</dc:date><text:p text:style-name="Comment">Idk about the use of the word attractive here</text:p></office:annotation>ctive for this use cas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9"><text:soft-page-break/>2<text:tab/>Documented Design</text:p>
      <text:p text:style-name="P39"/>
      <text:p text:style-name="P39"><text:tab/><text:span text:style-name="T24">2.1 Program overview</text:span></text:p>
      <text:p text:style-name="P40">This project will have 3 critical areas</text:p>
      <text:p text:style-name="P40">These are:</text:p>
      <text:list text:style-name="L9">
        <text:list-item>
          <text:p text:style-name="P41">Ownership verification</text:p>
        </text:list-item>
        <text:list-item>
          <text:p text:style-name="P41">File loading</text:p>
        </text:list-item>
        <text:list-item>
          <text:p text:style-name="P41">Rendering loop</text:p>
        </text:list-item>
      </text:list>
      <text:p text:style-name="P40">The application goes through these critical areas during its lifetime according to this flowchart</text:p>
      <text:list text:style-name="L10">
        <text:list-header>
          <text:p text:style-name="P42"><draw:frame draw:style-name="fr1" draw:name="Image1" text:anchor-type="char" svg:x="1.1374in" svg:y="0.2083in" svg:width="4.1063in" svg:height="5.002in" draw:z-index="0"><draw:image xlink:href="Pictures/100000000000022F000002A9CB62C291.png" xlink:type="simple" xlink:show="embed" xlink:actuate="onLoad" draw:mime-type="image/png"/></draw:frame></text:p>
        </text:list-header>
      </text:list>
      <text:p text:style-name="P43"/>
      <text:p text:style-name="P43"/>
      <text:p text:style-name="P43"/>
      <text:p text:style-name="P43"/>
      <text:p text:style-name="P43"/>
      <text:p text:style-name="P44"><text:tab/></text:p>
      <text:p text:style-name="P44"/>
      <text:p text:style-name="P44"/>
      <text:p text:style-name="P44"/>
      <text:p text:style-name="P44"/>
      <text:p text:style-name="P44"/>
      <text:p text:style-name="P44"/>
      <text:p text:style-name="P40"/>
      <text:p text:style-name="P40"/>
      <text:p text:style-name="P40"><text:soft-page-break/>These critical areas can all be broken down <text:span text:style-name="T25">into various different functions</text:span>. <text:span text:style-name="T25">To display this I have created this hierarchy chart.</text:span></text:p>
      <text:p text:style-name="P44"><draw:frame draw:style-name="fr1" draw:name="Image2" text:anchor-type="char" svg:x="-0.0209in" svg:y="0.0138in" svg:width="6.2681in" svg:height="2.6457in" draw:z-index="1"><draw:image xlink:href="Pictures/10000000000003DE000001A2E2B0E2BF.png" xlink:type="simple" xlink:show="embed" xlink:actuate="onLoad" draw:mime-type="image/png"/></draw:frame></text:p>
      <text:p text:style-name="P45"><text:tab/></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tab/>2.2<text:tab/>Ownership verification</text:p>
      <text:p text:style-name="P46">As I’ve stated in the objectives, users should be able to input a license key to verify their ownership of the application. However, so I can identify if a license key has already been used and who used it, <text:span text:style-name="T26">I’ve decided that </text:span>users <text:span text:style-name="T26">should </text:span>also be sending an email along with the license key. <text:span text:style-name="T26">To make this simple</text:span>, the client will format the data into a single json encoded string, which will be sent to the server. This means the server can still easily extract sent data and can <text:span text:style-name="T27">also</text:span> use the HTTP protocol without much trouble.</text:p>
      <text:p text:style-name="P47">So it’s easy to keep track of valid license and emails, this will all be stored in a database on the server. When a client sends data, the server can query the database <text:span text:style-name="T28">then send back a response code depending on whether the license and email was valid or not. </text:span>The server will be checking for data that has been sent to http://127.0.0.1/licenses</text:p>
      <text:p text:style-name="P48"/>
      <text:p text:style-name="P45"><text:tab/><text:tab/><text:span text:style-name="T29">2.2.1<text:tab/></text:span><text:span text:style-name="T30">License checking</text:span></text:p>
      <text:p text:style-name="P49">Client-side</text:p>
      <text:p text:style-name="P50"><text:span text:style-name="T31">To implement </text:span><text:span text:style-name="T32">these features, </text:span><text:span text:style-name="T27">I first designed a flowchart </text:span><text:span text:style-name="T30">for the</text:span><text:span text:style-name="T27"> basic behaviour of this feature.</text:span></text:p>
      <text:p text:style-name="P50"/>
      <text:p text:style-name="P51">flowchart</text:p>
      <text:p text:style-name="P50"/>
      <text:p text:style-name="P50"><text:span text:style-name="T27">T</text:span><text:span text:style-name="T31">he application </text:span><text:span text:style-name="T32">first </text:span><text:span text:style-name="T31">show</text:span><text:span text:style-name="T30">s</text:span><text:span text:style-name="T31"> a</text:span> prompt that users will enter their license key and email into. This prompt should never appear again once the user enters a valid license key and email. </text:p>
      <text:p text:style-name="P52"/>
      <text:p text:style-name="P52"/>
      <text:p text:style-name="P53">Design of the license key prompt</text:p>
      <text:p text:style-name="P53"/>
      <text:p text:style-name="P53"/>
      <text:p text:style-name="P53"/>
      <text:p text:style-name="P53"><text:soft-page-break/></text:p>
      <text:p text:style-name="P53">If a user enters an invalid license key and email comb<text:span text:style-name="T27">ination, </text:span><text:span text:style-name="T30">the error prompt will show where they</text:span> <text:span text:style-name="T30">will decide to either re-enter their license key and email or to quit the application.</text:span></text:p>
      <text:p text:style-name="P53"/>
      <text:p text:style-name="P53"/>
      <text:p text:style-name="P53">Design of the error prompt</text:p>
      <text:p text:style-name="P48"/>
      <text:p text:style-name="P48"/>
      <text:p text:style-name="P54"/>
      <text:p text:style-name="P51">I then created a pseudocode implementation of this feature. </text:p>
      <text:p text:style-name="P51"/>
      <text:p text:style-name="P51">pseudocode</text:p>
      <text:p text:style-name="P53"/>
      <text:p text:style-name="P53"/>
      <text:p text:style-name="P53"/>
      <text:p text:style-name="P53"/>
      <text:p text:style-name="P49">Server-side</text:p>
      <text:p text:style-name="P55"><text:span text:style-name="T27">As I’ve already mentioned, </text:span>the server will host a simple HTTP application. Clients will use HTTP POST requests to send data to it on http://127.0.0.1/licenses</text:p>
      <text:p text:style-name="P55"/>
      <text:p text:style-name="P55"/>
      <text:p text:style-name="P55">Flowchart representing the server-side license checking process</text:p>
      <text:p text:style-name="P55"/>
      <text:p text:style-name="P55"/>
      <text:p text:style-name="P55"/>
      <text:p text:style-name="P55"/>
      <text:p text:style-name="P55"><text:soft-page-break/></text:p>
      <text:p text:style-name="P55"/>
      <text:p text:style-name="P55"/>
      <text:p text:style-name="P55"/>
      <text:p text:style-name="P55">The server will use a simple database that stores licenses and emails, with licenses being the primary key of this database.</text:p>
      <text:p text:style-name="P55"/>
      <text:p text:style-name="P55"/>
      <text:p text:style-name="P55">Entity relationship diagram between licenses and emails</text:p>
      <text:p text:style-name="P55"/>
      <text:p text:style-name="P55"/>
      <text:p text:style-name="P56">The email column is allowed to have empty fields. This will indicate that a license is unclaimed. <text:span text:style-name="T33">Records containing empty email fields will be updated to the email a client provides when they send a license key matching that record. The email field should not be changed if the field is not empty.</text:span></text:p>
      <text:p text:style-name="P56"/>
      <text:p text:style-name="P56">Client license keys and emails will only be considered valid if:</text:p>
      <text:list text:style-name="L11">
        <text:list-item>
          <text:p text:style-name="P57">The license key they provide is stored in the database</text:p>
        </text:list-item>
        <text:list-item>
          <text:p text:style-name="P57">The record containing the license key has an empty email field or the email they provide matches the email already stored in the record</text:p>
        </text:list-item>
      </text:list>
      <text:p text:style-name="P56"/>
      <text:p text:style-name="P58">Once the server has come to a conclusion on the validity of a license key and email a client has provided, it will reply with a HTTP response code.</text:p>
      <text:p text:style-name="P58">These are:</text:p>
      <text:list text:style-name="L12">
        <text:list-item>
          <text:p text:style-name="P59">Valid: 200</text:p>
        </text:list-item>
        <text:list-item>
          <text:p text:style-name="P59">Invalid: 401</text:p>
        </text:list-item>
        <text:list-item>
          <text:p text:style-name="P59">Erroneous data: 40<text:span text:style-name="T30">0<text:tab/></text:span><text:span text:style-name="T34">Although this feature isn’t used by the client, it is still a <text:tab/><text:tab/><text:tab/><text:tab/><text:tab/>good idea to make sure the server can recognise and ignore <text:tab/><text:tab/><text:tab/><text:tab/>erroneous data so it doesn’t crash.</text:span></text:p>
        </text:list-item>
      </text:list>
      <text:p text:style-name="P60"><text:soft-page-break/>Clients will then be able to determine what their next course of action will be according to the<text:span text:style-name="T30">se</text:span> response codes.</text:p>
      <text:p text:style-name="P61">Flowchart to represent how license keys and emails are validated</text:p>
      <text:p text:style-name="P58"/>
      <text:p text:style-name="P58">Pseudocode implementation of the server-side <text:span text:style-name="T35">license checker</text:span>:</text:p>
      <text:p text:style-name="P58"/>
      <text:p text:style-name="P58"/>
      <text:p text:style-name="P58"><text:tab/><text:tab/><text:span text:style-name="T30">2.2.2<text:tab/>License cr</text:span><text:span text:style-name="T30"><office:annotation loext:resolved="false"><dc:creator>Unknown Author</dc:creator><dc:date>2026-02-23T19:25:44.769389462</dc:date><text:p text:style-name="Comment">Don’t like this name</text:p></office:annotation></text:span><text:span text:style-name="T30">eator</text:span></text:p>
      <text:p text:style-name="P62">Since the server only uses a very simple database, I will also add being able to view and reset the database from the same program in addition to the license generation.</text:p>
      <text:p text:style-name="P62">This program will only ever be used by developers, so I there will not be a GUI added to it.</text:p>
      <text:p text:style-name="P62"><text:tab/><text:tab/><text:tab/><text:tab/><text:tab/><text:tab/><text:tab/><text:tab/><text:tab/><text:span text:style-name="T36">Flowchart for an overview of <text:tab/><text:tab/><text:tab/><text:tab/><text:tab/><text:tab/><text:tab/><text:tab/><text:tab/>this programs behaviour</text:span></text:p>
      <text:p text:style-name="P63"/>
      <text:p text:style-name="P63"/>
      <text:p text:style-name="P62"/>
      <text:p text:style-name="P64">License generation</text:p>
      <text:p text:style-name="P65"><text:span text:style-name="T37">R</text:span>andom licenses need to be able to be created. Licenses <text:span text:style-name="T37">will</text:span> take the form</text:p>
      <text:p text:style-name="P65">XXXX-XXXX-XXXX-XXXX <text:tab/>where the X’s are any letter between A <text:span text:style-name="T37">and Z.</text:span></text:p>
      <text:p text:style-name="P66">The behaviour of this feature should look like this:</text:p>
      <text:p text:style-name="P66"><text:tab/><text:tab/><text:tab/><text:tab/><text:tab/><text:tab/><text:tab/><text:tab/><text:span text:style-name="T36">Because the license keys are the <text:tab/><text:tab/><text:tab/><text:tab/><text:tab/><text:tab/><text:tab/><text:tab/><text:tab/>primary key of this database, I <text:tab/><text:tab/><text:tab/><text:tab/><text:tab/><text:tab/><text:tab/><text:tab/><text:tab/>thought it was necessary to ensure <text:tab/><text:tab/><text:tab/><text:tab/><text:tab/><text:tab/><text:tab/><text:tab/>that the new, randomly generated <text:tab/><text:tab/><text:tab/><text:tab/><text:tab/><text:tab/><text:tab/><text:tab/>license key is not a duplicate by <text:tab/><text:tab/><text:tab/><text:tab/><text:tab/><text:tab/><text:tab/><text:tab/><text:tab/>adding a check.</text:span></text:p>
      <text:p text:style-name="P67"/>
      <text:p text:style-name="P66"/>
      <text:p text:style-name="P62"><text:soft-page-break/>Pseudocode definition of the license generatio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4"><text:soft-page-break/>Database viewer</text:p>
      <text:p text:style-name="P68">The database viewer will output the entire database in this format</text:p>
      <text:p text:style-name="P68">Licenses<text:tab/><text:tab/><text:tab/><text:tab/>Emails</text:p>
      <text:p text:style-name="P69"><text:span text:style-name="T38">ABCD-EFGH-IJKL-MNOP<text:tab/><text:tab/>user@example.com</text:span></text:p>
      <text:p text:style-name="P68">…<text:tab/><text:tab/><text:tab/><text:tab/><text:tab/>...</text:p>
      <text:p text:style-name="P64"/>
      <text:p text:style-name="P68">This will be accomplished by following this flowchart:</text:p>
      <text:p text:style-name="P70"><draw:frame draw:style-name="fr1" draw:name="Image3" text:anchor-type="char" svg:x="0.1083in" svg:y="0.1717in" svg:width="2.4575in" svg:height="6.0161in" draw:z-index="2"><draw:image xlink:href="Pictures/1000000000000106000002C1AAFC4B9E.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Database <text:span text:style-name="T39">eras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styles>
    <draw:marker draw:name="Arrow" svg:viewBox="0 0 20 20" svg:d="M0 20l10-20 10 20z"/>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6%"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false"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6%"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false" fo:background-color="transparent"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2604in" fo:margin-left="0in" table:align="left"/>
    </style:style>
    <style:style style:name="Table1.A" style:family="table-column">
      <style:table-column-properties style:column-width="2.0868in"/>
    </style:style>
    <style:style style:name="Table1.1" style:family="table-row">
      <style:table-row-properties style:min-row-height="0.125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2604in" fo:margin-left="0in" table:align="left"/>
    </style:style>
    <style:style style:name="Table2.A" style:family="table-column">
      <style:table-column-properties style:column-width="2.0868in"/>
    </style:style>
    <style:style style:name="Table2.1" style:family="table-row">
      <style:table-row-properties style:min-row-height="0.0625in"/>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right="-0.0799in" fo:text-align="end" style:justify-single-word="false"/>
    </style:style>
    <style:style style:name="MP4" style:family="paragraph" style:parent-style-name="Footer">
      <style:text-properties officeooo:paragraph-rsid="00417cb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1" table:style-name="Table1">
          <table:table-column table:style-name="Table1.A" table:number-columns-repeated="3"/>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1"/>
            </table:table-cell>
            <table:table-cell table:style-name="Table2.A1" office:value-type="string">
              <text:p text:style-name="MP2"/>
            </table:table-cell>
            <table:table-cell table:style-name="Table2.A1" office:value-type="string">
              <text:p text:style-name="MP3"/>
            </table:table-cell>
          </table:table-row>
        </table:table>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7.2$Linux_X86_64 LibreOffice_project/520$Build-2</meta:generator>
    <dc:title/>
    <dc:description/>
    <dc:subject/>
    <meta:initial-creator>Luke Say</meta:initial-creator>
    <meta:creation-date>2026-02-17T15:27:00Z</meta:creation-date>
    <dc:date>2026-02-23T22:32:37.624571814</dc:date>
    <meta:editing-cycles>19</meta:editing-cycles>
    <meta:editing-duration>PT17H11M16S</meta:editing-duration>
    <meta:document-statistic meta:table-count="2" meta:image-count="3" meta:object-count="0" meta:page-count="18" meta:paragraph-count="180" meta:word-count="2149" meta:character-count="12894" meta:non-whitespace-character-count="10785"/>
    <meta:template xlink:type="simple" xlink:actuate="onRequest" xlink:title="" xlink:href="Normal.dotm"/>
  </office:meta>
</office:document-meta>
</file>